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92.5mm"/>
    </style:style>
    <style:style style:name="co3" style:family="table-column">
      <style:table-column-properties fo:break-before="auto" style:column-width="11.64mm"/>
    </style:style>
    <style:style style:name="co4" style:family="table-column">
      <style:table-column-properties fo:break-before="auto" style:column-width="19.47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7.41mm"/>
    </style:style>
    <style:style style:name="co7" style:family="table-column">
      <style:table-column-properties fo:break-before="auto" style:column-width="29.63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11.32mm" fo:break-before="auto" style:use-optimal-row-height="false"/>
    </style:style>
    <style:style style:name="ro5" style:family="table-row">
      <style:table-row-properties style:row-height="18.5mm" fo:break-before="auto" style:use-optimal-row-height="false"/>
    </style:style>
    <style:style style:name="ro6" style:family="table-row">
      <style:table-row-properties style:row-height="15.06mm" fo:break-before="auto" style:use-optimal-row-height="false"/>
    </style:style>
    <style:style style:name="ro7" style:family="table-row">
      <style:table-row-properties style:row-height="39.67mm" fo:break-before="auto" style:use-optimal-row-height="false"/>
    </style:style>
    <style:style style:name="ro8" style:family="table-row">
      <style:table-row-properties style:row-height="19.03mm" fo:break-before="auto" style:use-optimal-row-height="false"/>
    </style:style>
    <style:style style:name="ro9" style:family="table-row">
      <style:table-row-properties style:row-height="27.16mm" fo:break-before="auto" style:use-optimal-row-height="false"/>
    </style:style>
    <style:style style:name="ro10" style:family="table-row">
      <style:table-row-properties style:row-height="4.66mm" fo:break-before="auto" style:use-optimal-row-height="true"/>
    </style:style>
    <style:style style:name="ro11" style:family="table-row">
      <style:table-row-properties style:row-height="4.76mm" fo:break-before="auto" style:use-optimal-row-height="true"/>
    </style:style>
    <style:style style:name="ro12" style:family="table-row">
      <style:table-row-properties style:row-height="7.36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2.65mm" fo:break-before="auto" style:use-optimal-row-height="false"/>
    </style:style>
    <style:style style:name="ro15" style:family="table-row">
      <style:table-row-properties style:row-height="26.8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11" style:family="table-cell" style:parent-style-name="Default" style:data-style-name="N0">
      <style:table-cell-properties fo:border="0.06pt solid #000000"/>
      <style:text-properties fo:font-size="20pt" style:font-size-asian="20pt" style:font-size-complex="20pt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14" style:family="table-cell" style:parent-style-name="Default" style:data-style-name="N0">
      <style:table-cell-properties fo:border-bottom="none" fo:border-left="0.06pt solid #000000" fo:border-right="none" fo:border-top="none"/>
      <style:text-properties fo:font-size="20pt" style:font-size-asian="20pt" style:font-size-complex="20pt"/>
    </style:style>
    <style:style style:name="ce1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font-size="20pt" style:font-size-asian="20pt" style:font-size-complex="20pt"/>
    </style:style>
    <style:style style:name="ce17" style:family="table-cell" style:parent-style-name="Default" style:data-style-name="N0">
      <style:table-cell-properties fo:border="none"/>
      <style:text-properties fo:font-size="20pt" style:font-size-asian="20pt" style:font-size-complex="20pt"/>
    </style:style>
    <style:style style:name="ce18" style:family="table-cell" style:parent-style-name="Default" style:data-style-name="N111"/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21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22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3" style:family="table-cell" style:parent-style-name="Default" style:data-style-name="N0">
      <style:table-cell-properties style:vertical-align="top"/>
    </style:style>
    <style:style style:name="ce24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5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6" style:family="table-cell" style:parent-style-name="Default" style:data-style-name="N0">
      <style:table-cell-properties fo:border="none"/>
    </style:style>
    <style:style style:name="ce27" style:family="table-cell" style:parent-style-name="Default" style:data-style-name="N0">
      <style:table-cell-properties fo:border-bottom="none" fo:border-left="2.41pt double #000000" style:border-line-width-left="0.21mm 0.21mm 0.42mm" fo:border-right="none" fo:border-top="none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グループ活動報告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4" table:default-cell-style-name="ce1"/>
        <table:table-row table:style-name="ro1">
          <table:table-cell/>
          <table:table-cell table:style-name="ce5" office:value-type="string" calcext:value-type="string">
            <text:p>グループ活動報告書</text:p>
          </table:table-cell>
          <table:table-cell table:style-name="ce8" office:value-type="string" calcext:value-type="string">
            <text:p>（　28 班）</text:p>
          </table:table-cell>
          <table:table-cell table:number-columns-repeated="5"/>
          <table:table-cell office:value-type="string" calcext:value-type="string">
            <text:p>←班を記入してください．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集合日時</text:p>
          </table:table-cell>
          <table:table-cell table:style-name="ce2" office:value-type="string" calcext:value-type="string" table:number-columns-spanned="1" table:number-rows-spanned="2">
            <text:p>内容(具体的に)</text:p>
          </table:table-cell>
          <table:table-cell table:style-name="ce2" office:value-type="string" calcext:value-type="string" table:number-columns-spanned="3" table:number-rows-spanned="1">
            <text:p>氏　　名</text:p>
          </table:table-cell>
          <table:covered-table-cell table:number-columns-repeated="2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3">
          <table:covered-table-cell table:number-columns-repeated="2"/>
          <table:table-cell table:style-name="ce9" office:value-type="string" calcext:value-type="string">
            <text:p>織田</text:p>
          </table:table-cell>
          <table:table-cell table:style-name="ce9" office:value-type="string" calcext:value-type="string">
            <text:p>矢野</text:p>
          </table:table-cell>
          <table:table-cell table:style-name="ce9" office:value-type="string" calcext:value-type="string">
            <text:p>山口</text:p>
          </table:table-cell>
          <table:table-cell table:style-name="ce12"/>
          <table:table-cell table:style-name="ce15" table:number-columns-repeated="2"/>
          <table:table-cell office:value-type="string" calcext:value-type="string">
            <text:p>←班員の氏名を記入してください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0月29日</text:p>
            <text:p>１7時３０分</text:p>
          </table:table-cell>
          <table:table-cell table:style-name="ce6" office:value-type="string" calcext:value-type="string">
            <text:p>ゲームの全体の設計について詳細を詰めた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3"/>
          <table:table-cell table:style-name="ce16" table:number-columns-repeated="2"/>
          <table:table-cell office:value-type="string" calcext:value-type="string">
            <text:p>←記入例です．○△×の意味は24行目にあります．</text:p>
            <text:p>　改行する時はCtrl+Enter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1月２日</text:p>
            <text:p>１7時３０分</text:p>
          </table:table-cell>
          <table:table-cell table:style-name="ce6" office:value-type="string" calcext:value-type="string">
            <text:p>ゲームのおおまかなプログラムを作成した。</text:p>
            <text:p>画面の描画をして、変数を構造体にまとめた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6日</text:p>
            <text:p>　17時30分</text:p>
          </table:table-cell>
          <table:table-cell table:style-name="ce6" office:value-type="string" calcext:value-type="string">
            <text:p>プレイヤーの移動、金塊の取得などのゲームシステム</text:p>
            <text:p>の元を作成した。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　11月7日</text:p>
            <text:p>　18時00分</text:p>
          </table:table-cell>
          <table:table-cell table:style-name="ce6" office:value-type="string" calcext:value-type="string">
            <text:p>・監視カメラ単体の実装</text:p>
            <text:p>・プレイヤーのスムーズな移動</text:p>
            <text:p>・ネットワークを用いたプレイヤー位置の同期処理</text:p>
            <text:p>・棚との当たり判定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6">
          <table:table-cell table:style-name="ce3" office:value-type="string" calcext:value-type="string">
            <text:p>11月8日</text:p>
            <text:p>　17時00分</text:p>
          </table:table-cell>
          <table:table-cell table:style-name="ce6" office:value-type="string" calcext:value-type="string">
            <text:p>・ネットワークを用いた移動のスムーズな処理</text:p>
            <text:p>・敵の移動が画面内になるように改良</text:p>
            <text:p>・二次元配列のマップから、障害物の配置を実装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7">
          <table:table-cell table:style-name="ce3" office:value-type="string" calcext:value-type="string">
            <text:p>　11月11日</text:p>
            <text:p>　12時40分</text:p>
          </table:table-cell>
          <table:table-cell table:style-name="ce6" office:value-type="string" calcext:value-type="string">
            <text:p>・当たり判定の修正</text:p>
            <text:p>・マップデータからオブジェクトの読み込み</text:p>
            <text:p>・監視カメラの視界と、監視カメラ本体の回転座標の</text:p>
            <text:p>同期</text:p>
            <text:p>・監視カメラオブジェクトの角度の設定、量産化</text:p>
            <text:p>・3人でのネットワーク通信を実装</text:p>
            <text:p>・監視カメラの視野に入ったプレイヤーを消えるように</text:p>
            <text:p>実装</text:p>
            <text:p>・それぞれの班員で作ったプログラムを統合して</text:p>
            <text:p>不具合を解消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　11月13日</text:p>
            <text:p>18時00分</text:p>
          </table:table-cell>
          <table:table-cell table:style-name="ce6" office:value-type="string" calcext:value-type="string">
            <text:p>・ネットワーク通信方式を座標の送信から、キー入力状</text:p>
            <text:p>態を送信する方法に変更し、ネットワークのラグを解消</text:p>
            <text:p>・プログラムが終了すると、サーバーも終了するように</text:p>
            <text:p>改良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15日</text:p>
            <text:p>15時00分</text:p>
          </table:table-cell>
          <table:table-cell table:style-name="ce6" office:value-type="string" calcext:value-type="string">
            <text:p>・ネットワーク機能と、マップ作成機能のプログラムの統</text:p>
            <text:p>合と、バグの修正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9">
          <table:table-cell table:style-name="ce3" office:value-type="string" calcext:value-type="string">
            <text:p>　11月18日</text:p>
            <text:p>12時50分</text:p>
          </table:table-cell>
          <table:table-cell table:style-name="ce7" office:value-type="string" calcext:value-type="string">
            <text:p>・プレイヤーの移動の不具合を改善するための方法を検</text:p>
            <text:p>討</text:p>
            <text:p>・ネットワーク通信をしている状態で金塊をとれるよう実装</text:p>
            <text:p>・スタート画面の実装</text:p>
            <text:p>・プログラムの統合と、ヘッダファイル等の整理</text:p>
            <text:p>・敵の移動の実装</text:p>
            <text:p>・参照バグの修正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office:value-type="string" calcext:value-type="string">
            <text:p>←足りなくなったら挿入して増やしてください</text:p>
          </table:table-cell>
          <table:table-cell table:number-columns-repeated="1015"/>
        </table:table-row>
        <table:table-row table:style-name="ro10">
          <table:table-cell table:style-name="ce4" office:value-type="string" calcext:value-type="string" table:number-columns-spanned="8" table:number-rows-spanned="1">
            <text:p>○：集合に参加した　　△：参加できなかった(理由あり)　　×：参加しなかった(理由なし)</text:p>
          </table:table-cell>
          <table:covered-table-cell table:number-columns-repeated="7"/>
          <table:table-cell table:number-columns-repeated="1016"/>
        </table:table-row>
        <table:table-row table:style-name="ro11" table:number-rows-repeated="104855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Print_Area" table:base-cell-address="$グループ活動報告書.$A$1" table:cell-range-address="グループ活動報告書.$A$1:グループ活動報告書.$H$24"/>
        </table:named-expressions>
      </table:table>
      <table:table table:name="達成度グラフ" table:style-name="ta2">
        <table:shapes>
          <draw:frame draw:z-index="0" draw:name="グラフ 1" draw:style-name="gr1" svg:width="174.14mm" svg:height="103.03mm" svg:x="144.71mm" svg:y="8.1mm">
            <loext:p draw:notify-on-update-of-ranges="達成度グラフ.A3:達成度グラフ.A14 達成度グラフ.B2:達成度グラフ.B2 達成度グラフ.B3:達成度グラフ.B14 達成度グラフ.C2:達成度グラフ.C2 達成度グラフ.C3:達成度グラフ.C14 達成度グラフ.D2:達成度グラフ.D2 達成度グラフ.D3:達成度グラフ.D14 達成度グラフ.E2:達成度グラフ.E2 達成度グラフ.E3:達成度グラフ.E14 達成度グラフ.F2:達成度グラフ.F2 達成度グラフ.F3:達成度グラフ.F14 達成度グラフ.G2:達成度グラフ.G2 達成度グラフ.G3:達成度グラフ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010" table:default-cell-style-name="ce1"/>
        <table:table-row table:style-name="ro12">
          <table:table-cell office:value-type="string" calcext:value-type="string">
            <text:p>達成度グラフ用データシート</text:p>
          </table:table-cell>
          <table:table-cell table:number-columns-repeated="3"/>
          <table:table-cell table:style-name="ce26"/>
          <table:table-cell table:number-columns-repeated="5"/>
          <table:table-cell table:style-name="ce5" office:value-type="string" calcext:value-type="string">
            <text:p>達成度グラフ</text:p>
          </table:table-cell>
          <table:table-cell table:style-name="ce28" table:formula="of:=[グループ活動報告書.C1]" office:value-type="string" office:string-value="（　28 班）" calcext:value-type="string">
            <text:p>（　28 班）</text:p>
          </table:table-cell>
          <table:table-cell table:number-columns-repeated="1012"/>
        </table:table-row>
        <table:table-row table:style-name="ro13">
          <table:table-cell/>
          <table:table-cell table:style-name="ce19" table:formula="of:=[グループ活動報告書.C3]" office:value-type="string" office:string-value="織田" calcext:value-type="string">
            <text:p>織田</text:p>
          </table:table-cell>
          <table:table-cell table:style-name="ce19" table:formula="of:=[グループ活動報告書.D3]" office:value-type="string" office:string-value="矢野" calcext:value-type="string">
            <text:p>矢野</text:p>
          </table:table-cell>
          <table:table-cell table:style-name="ce19" table:formula="of:=[グループ活動報告書.E3]" office:value-type="string" office:string-value="山口" calcext:value-type="string">
            <text:p>山口</text:p>
          </table:table-cell>
          <table:table-cell table:style-name="ce15"/>
          <table:table-cell table:style-name="ce19" table:number-columns-repeated="2"/>
          <table:table-cell table:number-columns-repeated="1017"/>
        </table:table-row>
        <table:table-row table:style-name="ro14">
          <table:table-cell/>
          <table:table-cell table:number-columns-repeated="3" office:value-type="float" office:value="0" calcext:value-type="float">
            <text:p>0</text:p>
          </table:table-cell>
          <table:table-cell table:style-name="ce26"/>
          <table:table-cell table:number-columns-repeated="1019"/>
        </table:table-row>
        <table:table-row table:style-name="ro13">
          <table:table-cell table:style-name="ce18" office:value-type="date" office:date-value="2019-10-29" calcext:value-type="date">
            <text:p>10月29日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7"/>
          <table:table-cell table:style-name="ce26" table:number-columns-repeated="3"/>
          <table:table-cell table:number-columns-repeated="1016"/>
        </table:table-row>
        <table:table-row table:style-name="ro13">
          <table:table-cell table:style-name="ce18" office:value-type="date" office:date-value="2019-11-02" calcext:value-type="date">
            <text:p>11月2日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 office:value-type="date" office:date-value="2019-11-06" calcext:value-type="date">
            <text:p>11月6日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 office:value-type="date" office:date-value="2019-11-07" calcext:value-type="date">
            <text:p>11月7日</text:p>
          </table:table-cell>
          <table:table-cell table:style-name="ce21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 office:value-type="date" office:date-value="2019-11-08" calcext:value-type="date">
            <text:p>11月8日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 office:value-type="date" office:date-value="2019-11-11" calcext:value-type="date">
            <text:p>11月11日</text:p>
          </table:table-cell>
          <table:table-cell table:style-name="ce21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 office:value-type="date" office:date-value="2019-11-13" calcext:value-type="date">
            <text:p>11月13日</text:p>
          </table:table-cell>
          <table:table-cell table:style-name="ce21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 office:value-type="date" office:date-value="2019-11-15" calcext:value-type="date">
            <text:p>11月15日</text:p>
          </table:table-cell>
          <table:table-cell table:style-name="ce2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 office:value-type="date" office:date-value="2019-11-18" calcext:value-type="date">
            <text:p>11月18日</text:p>
          </table:table-cell>
          <table:table-cell table:style-name="ce21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/>
          <table:table-cell table:style-name="ce21"/>
          <table:table-cell table:number-columns-repeated="2"/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/>
          <table:table-cell table:style-name="ce22"/>
          <table:table-cell table:style-name="ce25" table:number-columns-repeated="2"/>
          <table:table-cell table:style-name="ce27"/>
          <table:table-cell table:style-name="ce26" table:number-columns-repeated="3"/>
          <table:table-cell table:number-columns-repeated="1016"/>
        </table:table-row>
        <table:table-row table:style-name="ro15">
          <table:table-cell/>
          <table:table-cell table:style-name="ce23" office:value-type="string" calcext:value-type="string">
            <text:p>　↑</text:p>
            <text:p>各自の分担の完成を100%としたときの，現在(講義の日)の割合を</text:p>
            <text:p>記入してください．グラフに反映されます．</text:p>
            <text:p>上の記入例は削除して使ってください．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1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Print_Area" table:base-cell-address="$達成度グラフ.$A$1" table:cell-range-address="達成度グラフ.$I$1:達成度グラフ.$N$1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date-style style:name="N111">
      <number:month/>
      <number:text>月</number:text>
      <number:day/>
      <number:text>日</number:text>
    </number:date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VL Pゴシック" fo:font-family="'VL Pゴシック'" fo:font-size="11pt" style:font-name-asian="VL Pゴシック" style:font-family-asian="'VL Pゴシック'" style:font-size-asian="11pt" style:font-name-complex="VL Pゴシック" style:font-family-complex="'VL Pゴシック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11.99mm" fo:margin-right="11.99mm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0mm" fo:margin-bottom="0mm" fo:margin-left="11.99mm" fo:margin-right="11.99mm" style:print-page-order="ltr" style:first-page-number="1" style:scale-to="150%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2">0000/00/00</text:date>, <text:time style:data-style-name="N2" text:time-value="16:38:54.09680240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10-28T16:48:38Z</meta:creation-date>
    <dc:date>2019-11-22T16:39:14.698030126</dc:date>
    <meta:editing-cycles>17</meta:editing-cycles>
    <meta:editing-duration>PT7H2M23S</meta:editing-duration>
    <meta:document-statistic meta:table-count="2" meta:cell-count="115" meta:object-count="1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.9101600646973pt" style:font-size-asian="10.9101600646973pt" style:font-size-complex="10.9101600646973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6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e6e6e6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cm" chart:symbol-height="0.19cm" chart:link-data-style-to-source="true"/>
      <style:graphic-properties svg:stroke-width="0.08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8cm" svg:stroke-color="#83caff" draw:fill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415cm" svg:height="10.304cm" xlink:href=".." xlink:type="simple" chart:class="chart:line" chart:style-name="ch1">
        <chart:legend svg:x="2.791cm" svg:y="0.185cm" style:legend-expansion="custom" chartooo:width="5.916cm" chartooo:height="0.598cm" style:legend-expansion-aspect-ratio="9.89297658862876" chart:style-name="ch2"/>
        <chart:plot-area chart:style-name="ch3" table:cell-range-address="達成度グラフ.A2:達成度グラフ.G14" chart:data-source-has-labels="both" svg:x="1.077cm" svg:y="0.118cm" svg:width="15.714cm" svg:height="9.685cm">
          <chartooo:coordinate-region svg:x="1.734cm" svg:y="0.264cm" svg:width="15.057cm" svg:height="8.026cm"/>
          <chart:axis chart:dimension="x" chart:name="primary-x" chart:style-name="ch4" chartooo:axis-type="text">
            <chart:categories table:cell-range-address="達成度グラフ.A3:達成度グラフ.A14"/>
          </chart:axis>
          <chart:axis chart:dimension="y" chart:name="primary-y" chart:style-name="ch5">
            <chart:title svg:x="0.195cm" svg:y="5.88cm" chart:style-name="ch6">
              <text:p>達成度(%)</text:p>
            </chart:title>
            <chart:grid chart:style-name="ch7" chart:class="major"/>
          </chart:axis>
          <chart:series chart:style-name="ch8" chart:values-cell-range-address="達成度グラフ.B3:達成度グラフ.B14" chart:label-cell-address="達成度グラフ.B2:達成度グラフ.B2" chart:class="chart:line">
            <chart:data-point chart:repeated="12"/>
          </chart:series>
          <chart:series chart:style-name="ch9" chart:values-cell-range-address="達成度グラフ.C3:達成度グラフ.C14" chart:label-cell-address="達成度グラフ.C2:達成度グラフ.C2" chart:class="chart:line">
            <chart:data-point chart:repeated="12"/>
          </chart:series>
          <chart:series chart:style-name="ch10" chart:values-cell-range-address="達成度グラフ.D3:達成度グラフ.D14" chart:label-cell-address="達成度グラフ.D2:達成度グラフ.D2" chart:class="chart:line">
            <chart:data-point chart:repeated="12"/>
          </chart:series>
          <chart:series chart:style-name="ch11" chart:values-cell-range-address="達成度グラフ.E3:達成度グラフ.E14" chart:label-cell-address="達成度グラフ.E2:達成度グラフ.E2" chart:class="chart:line">
            <chart:data-point chart:repeated="12"/>
          </chart:series>
          <chart:series chart:style-name="ch12" chart:values-cell-range-address="達成度グラフ.F3:達成度グラフ.F14" chart:label-cell-address="達成度グラフ.F2:達成度グラフ.F2" chart:class="chart:line">
            <chart:data-point chart:repeated="12"/>
          </chart:series>
          <chart:series chart:style-name="ch13" chart:values-cell-range-address="達成度グラフ.G3:達成度グラフ.G14" chart:label-cell-address="達成度グラフ.G2:達成度グラフ.G2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織田</text:p>
                <draw:g>
                  <svg:desc>達成度グラフ.B2:達成度グラフ.B2</svg:desc>
                </draw:g>
              </table:table-cell>
              <table:table-cell office:value-type="string">
                <text:p>矢野</text:p>
                <draw:g>
                  <svg:desc>達成度グラフ.C2:達成度グラフ.C2</svg:desc>
                </draw:g>
              </table:table-cell>
              <table:table-cell office:value-type="string">
                <text:p>山口</text:p>
                <draw:g>
                  <svg:desc>達成度グラフ.D2:達成度グラフ.D2</svg:desc>
                </draw:g>
              </table:table-cell>
              <table:table-cell office:value-type="string">
                <text:p/>
                <draw:g>
                  <svg:desc>達成度グラフ.E2:達成度グラフ.E2</svg:desc>
                </draw:g>
              </table:table-cell>
              <table:table-cell office:value-type="string">
                <text:p/>
                <draw:g>
                  <svg:desc>達成度グラフ.F2:達成度グラフ.F2</svg:desc>
                </draw:g>
              </table:table-cell>
              <table:table-cell office:value-type="string">
                <text:p/>
                <draw:g>
                  <svg:desc>達成度グラフ.G2:達成度グラフ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達成度グラフ.A3:達成度グラフ.A14</svg:desc>
                </draw:g>
              </table:table-cell>
              <table:table-cell office:value-type="float" office:value="0">
                <text:p>0</text:p>
                <draw:g>
                  <svg:desc>達成度グラフ.B3:達成度グラフ.B14</svg:desc>
                </draw:g>
              </table:table-cell>
              <table:table-cell office:value-type="float" office:value="0">
                <text:p>0</text:p>
                <draw:g>
                  <svg:desc>達成度グラフ.C3:達成度グラフ.C14</svg:desc>
                </draw:g>
              </table:table-cell>
              <table:table-cell office:value-type="float" office:value="0">
                <text:p>0</text:p>
                <draw:g>
                  <svg:desc>達成度グラフ.D3:達成度グラフ.D14</svg:desc>
                </draw:g>
              </table:table-cell>
              <table:table-cell office:value-type="float" office:value="NaN">
                <text:p>NaN</text:p>
                <draw:g>
                  <svg:desc>達成度グラフ.E3:達成度グラフ.E14</svg:desc>
                </draw:g>
              </table:table-cell>
              <table:table-cell office:value-type="float" office:value="NaN">
                <text:p>NaN</text:p>
                <draw:g>
                  <svg:desc>達成度グラフ.F3:達成度グラフ.F14</svg:desc>
                </draw:g>
              </table:table-cell>
              <table:table-cell office:value-type="float" office:value="NaN">
                <text:p>NaN</text:p>
                <draw:g>
                  <svg:desc>達成度グラフ.G3:達成度グラフ.G14</svg:desc>
                </draw:g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